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41cm"/>
    </style:style>
    <style:style style:name="co5" style:family="table-column">
      <style:table-column-properties fo:break-before="auto" style:column-width="6.839cm"/>
    </style:style>
    <style:style style:name="co6" style:family="table-column">
      <style:table-column-properties fo:break-before="auto" style:column-width="7.908cm"/>
    </style:style>
    <style:style style:name="co7" style:family="table-column">
      <style:table-column-properties fo:break-before="auto" style:column-width="7.819cm"/>
    </style:style>
    <style:style style:name="co8" style:family="table-column">
      <style:table-column-properties fo:break-before="auto" style:column-width="7.747cm"/>
    </style:style>
    <style:style style:name="co9" style:family="table-column">
      <style:table-column-properties fo:break-before="auto" style:column-width="5.343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2.884cm"/>
    </style:style>
    <style:style style:name="co12" style:family="table-column">
      <style:table-column-properties fo:break-before="auto" style:column-width="9.172cm"/>
    </style:style>
    <style:style style:name="co13" style:family="table-column">
      <style:table-column-properties fo:break-before="auto" style:column-width="5.468cm"/>
    </style:style>
    <style:style style:name="co14" style:family="table-column">
      <style:table-column-properties fo:break-before="auto" style:column-width="2.743cm"/>
    </style:style>
    <style:style style:name="co15" style:family="table-column">
      <style:table-column-properties fo:break-before="auto" style:column-width="2.332cm"/>
    </style:style>
    <style:style style:name="co16" style:family="table-column">
      <style:table-column-properties fo:break-before="auto" style:column-width="11.523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3.281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3.96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341cm" fo:break-before="auto" style:use-optimal-row-height="true"/>
    </style:style>
    <style:style style:name="ro10" style:family="table-row">
      <style:table-row-properties style:row-height="3.669cm" fo:break-before="auto" style:use-optimal-row-height="true"/>
    </style:style>
    <style:style style:name="ro11" style:family="table-row">
      <style:table-row-properties style:row-height="1.729cm" fo:break-before="auto" style:use-optimal-row-height="true"/>
    </style:style>
    <style:style style:name="ro12" style:family="table-row">
      <style:table-row-properties style:row-height="2.117cm" fo:break-before="auto" style:use-optimal-row-height="true"/>
    </style:style>
    <style:style style:name="ro13" style:family="table-row">
      <style:table-row-properties style:row-height="2.505cm" fo:break-before="auto" style:use-optimal-row-height="true"/>
    </style:style>
    <style:style style:name="ro14" style:family="table-row">
      <style:table-row-properties style:row-height="5.239cm" fo:break-before="auto" style:use-optimal-row-height="true"/>
    </style:style>
    <style:style style:name="ro15" style:family="table-row">
      <style:table-row-properties style:row-height="4.463cm" fo:break-before="auto" style:use-optimal-row-height="true"/>
    </style:style>
    <style:style style:name="ro16" style:family="table-row">
      <style:table-row-properties style:row-height="2.893cm" fo:break-before="auto" style:use-optimal-row-height="true"/>
    </style:style>
    <style:style style:name="ro17" style:family="table-row">
      <style:table-row-properties style:row-height="4.075cm" fo:break-before="auto" style:use-optimal-row-height="true"/>
    </style:style>
    <style:style style:name="ro18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</style:style>
    <style:style style:name="ce2" style:family="table-cell" style:parent-style-name="Default">
      <style:table-cell-properties fo:wrap-option="wrap" fo:padding="0.101cm"/>
    </style:style>
    <style:style style:name="ce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padding="0.101cm"/>
      <style:paragraph-properties fo:text-align="start" fo:margin-left="0cm"/>
    </style:style>
    <style:style style:name="ce4" style:family="table-cell" style:parent-style-name="Default">
      <style:table-cell-properties fo:wrap-option="wrap" fo:padding="0.10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end" fo:margin-left="0cm"/>
    </style:style>
    <style:style style:name="ce7" style:family="table-cell" style:parent-style-name="Default">
      <style:table-cell-properties fo:background-color="#266077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 fo:padding="0.101cm"/>
      <style:paragraph-properties fo:text-align="end" fo:margin-left="0cm"/>
    </style:style>
    <style:style style:name="ce9" style:family="table-cell" style:parent-style-name="Default">
      <style:table-cell-properties fo:wrap-option="wrap" fo:border="0.06pt solid #000000" fo:padding="0.101cm"/>
    </style:style>
    <style:style style:name="ce10" style:family="table-cell" style:parent-style-name="Default">
      <style:table-cell-properties fo:wrap-option="wrap" fo:border="0.06pt solid #000000" fo:padding="0.101cm"/>
      <style:text-properties fo:color="#000000" style:font-name="Liberation Sans1" style:font-name-asian="Liberation Sans1" style:font-name-complex="Liberation Sans1"/>
    </style:style>
    <style:style style:name="ce49" style:family="table-cell" style:parent-style-name="Default">
      <style:table-cell-properties fo:background-color="#abcbd8" fo:wrap-option="wrap" fo:border="0.06pt solid #000000" fo:padding="0.101cm"/>
      <style:text-properties fo:font-weight="bold" style:font-weight-asian="bold" style:font-weight-complex="bold"/>
    </style:style>
    <style:style style:name="ce50" style:family="table-cell" style:parent-style-name="Default">
      <style:table-cell-properties fo:wrap-option="wrap" fo:padding="0.101cm"/>
      <style:text-properties fo:color="#abcbd8"/>
    </style:style>
    <style:style style:name="ce11" style:family="table-cell" style:parent-style-name="Default">
      <style:table-cell-properties fo:wrap-option="wrap" fo:padding="0.101cm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padding="0.101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wrap-option="wrap" fo:padding="0.101cm" style:vertical-align="top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wrap-option="wrap" fo:padding="0.101cm" style:vertical-align="top"/>
      <style:text-properties style:font-name="Liberation Sans"/>
    </style:style>
    <style:style style:name="ce21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 fo:margin-left="0cm"/>
      <style:text-properties fo:color="#ffffff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</style:style>
    <style:style style:name="ce24" style:family="table-cell" style:parent-style-name="Default">
      <style:table-cell-properties fo:wrap-option="wrap" fo:padding="0.101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wrap-option="wrap" fo:border="0.06pt solid #000000" fo:padding="0.101cm" style:vertical-align="top"/>
    </style:style>
    <style:style style:name="ce26" style:family="table-cell" style:parent-style-name="Default">
      <style:table-cell-properties fo:wrap-option="wrap" fo:padding="0.101cm" style:vertical-align="top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1.F4"/>
      <style:map style:condition="cell-content()=&quot;Non&quot;" style:apply-style-name="Statut_20_-_20_Non_20__28_problème_20_non_20_détecté_29_" style:base-cell-address="P01.F4"/>
      <style:map style:condition="cell-content()=&quot;NA&quot;" style:apply-style-name="Statut_20_-_20_NA" style:base-cell-address="P01.F4"/>
      <style:map style:condition="cell-content()=&quot;NT&quot;" style:apply-style-name="Statut_20_-_20_NT" style:base-cell-address="P01.F4"/>
    </style:style>
    <style:style style:name="ce56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1.F4"/>
      <style:map style:condition="cell-content()=&quot;Non&quot;" style:apply-style-name="Statut_20_-_20_Non_20__28_problème_20_non_20_détecté_29_" style:base-cell-address="P01.F4"/>
      <style:map style:condition="cell-content()=&quot;NA&quot;" style:apply-style-name="Statut_20_-_20_NA" style:base-cell-address="P01.F4"/>
      <style:map style:condition="cell-content()=&quot;NT&quot;" style:apply-style-name="Statut_20_-_20_NT" style:base-cell-address="P01.F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spreadsheet>
      <table:content-validations>
        <table:content-validation table:name="val1" table:condition="of:cell-content-is-in-list(&quot;Oui&quot;;&quot;Non&quot;;&quot;NA&quot;;&quot;NT&quot;)" table:allow-empty-cell="false" table:display-list="unsorted" table:base-cell-address="Règles.F4">
          <table:error-message table:message-type="stop" table:display="true"/>
        </table:content-validation>
      </table:content-validations>
      <table:table table:name="Mode d'emploi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table:formula="of:=[Règles.A1]" office:value-type="string" office:string-value="RGAA 4.1 – Grille d’audit flash (checklist) – version 1.0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Mode d’emploi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2">
          <table:table-cell table:style-name="ce28" office:value-type="string" calcext:value-type="string">
            <text:p>Autrice de l’outil :</text:p>
          </table:table-cell>
          <table:table-cell table:style-name="ce35" office:value-type="string" calcext:value-type="string">
            <text:p>Copsaé</text:p>
          </table:table-cell>
          <table:table-cell table:style-name="ce35" office:value-type="string" calcext:value-type="string" table:number-columns-spanned="3" table:number-rows-spanned="1">
            <text:p><text:a xlink:href="https://www.copsae.fr/" xlink:type="simple">https://www.copsae.fr/</text:a></text:p>
          </table:table-cell>
          <table:covered-table-cell table:style-name="ce35"/>
          <table:covered-table-cell table:style-name="ce40"/>
          <table:table-cell table:number-columns-repeated="1019"/>
        </table:table-row>
        <table:table-row table:style-name="ro2">
          <table:table-cell table:style-name="ce29" office:value-type="string" calcext:value-type="string">
            <text:p>Source de l’outil :</text:p>
          </table:table-cell>
          <table:table-cell table:style-name="ce6" office:value-type="string" calcext:value-type="string" table:number-columns-spanned="4" table:number-rows-spanned="1">
            <text:p><text:a xlink:href="https://github.com/copsae/outils-audits-accessibilite" xlink:type="simple">https://github.com/copsae/outils-audits-accessibilite</text:a>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29"/>
          <table:table-cell table:style-name="ce6"/>
          <table:table-cell table:number-columns-repeated="1022"/>
        </table:table-row>
        <table:table-row table:style-name="ro2">
          <table:table-cell table:style-name="ce30" office:value-type="string" calcext:value-type="string" table:number-columns-spanned="5" table:number-rows-spanned="1">
            <text:p>Qu’est-ce qu’un audit flash ?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31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2">
          <table:table-cell table:style-name="ce31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2">
          <table:table-cell table:style-name="ce30" office:value-type="string" calcext:value-type="string" table:number-columns-spanned="5" table:number-rows-spanned="1">
            <text:p>Comment le choix des critères du RGAA a-t-il été établi ?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ce37"/>
          <table:table-cell table:number-columns-repeated="1019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ce37"/>
          <table:table-cell table:number-columns-repeated="1019"/>
        </table:table-row>
        <table:table-row table:style-name="ro2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>
          <table:table-cell table:style-name="ce30" office:value-type="string" calcext:value-type="string" table:number-columns-spanned="5" table:number-rows-spanned="1">
            <text:p>Comment fonctionne cet outil ?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ence" table:style-name="ta1">
        <table:table-column table:style-name="co4" table:default-cell-style-name="ce36"/>
        <table:table-column table:style-name="co3" table:number-columns-repeated="1023" table:default-cell-style-name="ce36"/>
        <table:table-row table:style-name="ro1">
          <table:table-cell table:style-name="ce1" table:formula="of:=[Règles.A1]" office:value-type="string" office:string-value="RGAA 4.1 – Grille d’audit flash (checklist) – version 1.0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Licence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Cet outil est sous licence « GNU General Public License v3.0 ».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5" table:number-rows-spanned="1">
            <text:p><text:a xlink:href="https://github.com/copsae/outils-audits-accessibilite/blob/main/LICENSE.txt" xlink:type="simple">https://github.com/copsae/outils-audits-accessibilite/blob/main/LICENSE.txt</text:a> 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41" office:value-type="string" calcext:value-type="string" table:number-columns-spanned="5" table:number-rows-spanned="1">
            <text:p>Autorisations</text:p>
          </table:table-cell>
          <table:covered-table-cell table:number-columns-repeated="4" table:style-name="ce2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<text:span text:style-name="T1">– </text:span><text:span text:style-name="T2">Utilisation commerciale :</text:span><text:span text:style-name="T3"> Le matériel sous licence et ses dérivés peuvent être utilisés à des fins commerciales.</text:span></text:p>
            <text:p><text:span text:style-name="T1">– </text:span><text:span text:style-name="T2">Modification :</text:span><text:span text:style-name="T3"> Le matériel sous licence peut être modifié.</text:span></text:p>
            <text:p><text:span text:style-name="T1">– </text:span><text:span text:style-name="T2">Distribution :</text:span><text:span text:style-name="T3"> Le matériel sous licence peut être distribué.</text:span></text:p>
            <text:p><text:span text:style-name="T1">– </text:span><text:span text:style-name="T2">Usage de brevets :</text:span><text:span text:style-name="T3"> Cette licence prévoit une concession expresse de droits de brevet de la part des contributeurs et contributrices.</text:span></text:p>
            <text:p><text:span text:style-name="T1">– </text:span><text:span text:style-name="T2">Usage privé :</text:span><text:span text:style-name="T3"> Le matériel sous licence peut être utilisé et modifié en privé.</text:span></text:p>
          </table:table-cell>
          <table:covered-table-cell table:number-columns-repeated="4" table:style-name="ce2"/>
          <table:table-cell table:number-columns-repeated="1019"/>
        </table:table-row>
        <table:table-row table:style-name="ro5">
          <table:table-cell table:style-name="ce42" office:value-type="string" calcext:value-type="string" table:number-columns-spanned="5" table:number-rows-spanned="1">
            <text:p>Limites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31" office:value-type="string" calcext:value-type="string" table:number-columns-spanned="5" table:number-rows-spanned="1">
            <text:p>– <text:span text:style-name="T4">Responsabilité :</text:span> Cette licence comprend une limitation de la responsabilité.</text:p>
            <text:p><text:span text:style-name="T1">– </text:span><text:span text:style-name="T2">Garantie :</text:span><text:span text:style-name="T3"> Cette licence indique explicitement qu'elle ne fournit aucune garantie.</text:span>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42" office:value-type="string" calcext:value-type="string" table:number-columns-spanned="5" table:number-rows-spanned="1">
            <text:p>Conditions</text:p>
          </table:table-cell>
          <table:covered-table-cell table:number-columns-repeated="4"/>
          <table:table-cell table:number-columns-repeated="1019"/>
        </table:table-row>
        <table:table-row table:style-name="ro7">
          <table:table-cell table:style-name="ce31" office:value-type="string" calcext:value-type="string" table:number-columns-spanned="5" table:number-rows-spanned="1">
            <text:p><text:span text:style-name="T1">– </text:span><text:span text:style-name="T2">Licence et avis de droits d'auteur/autrice (copyright) :</text:span><text:span text:style-name="T3"> Une copie de la licence et de l'avis de droit d'auteur/autrice doivent être inclus avec le matériel sous licence.</text:span></text:p>
            <text:p><text:span text:style-name="T1">– </text:span><text:span text:style-name="T2">Indiquer les modifications :</text:span><text:span text:style-name="T3"> Les modifications apportées au matériel sous licence doivent être documentées.</text:span></text:p>
            <text:p><text:span text:style-name="T1">– </text:span><text:span text:style-name="T2">Indiquer la source :</text:span><text:span text:style-name="T3"> Le code source doit être mis à disposition lorsque le matériel sous licence est distribué.</text:span></text:p>
            <text:p><text:span text:style-name="T1">– </text:span><text:span text:style-name="T2">Même licence :</text:span><text:span text:style-name="T3"> Les modifications doivent être publiées sous la même licence lors de la distribution du matériel sous licence. Dans certains cas, une licence similaire ou connexe peut être utilisée.</text:span></text:p>
          </table:table-cell>
          <table:covered-table-cell table:number-columns-repeated="4"/>
          <table:table-cell table:number-columns-repeated="1019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Échantillon" table:style-name="ta1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020" table:default-cell-style-name="ce2"/>
        <table:table-row table:style-name="ro1">
          <table:table-cell table:style-name="ce1" table:formula="of:=[Règles.A1]" office:value-type="string" office:string-value="RGAA 4.1 – Grille d’audit flash (checklist) – version 1.0" calcext:value-type="string" table:number-columns-spanned="4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Échantillon évalué</text:p>
          </table:table-cell>
          <table:covered-table-cell table:style-name="ce3"/>
          <table:covered-table-cell table:style-name="ce4"/>
          <table:covered-table-cell table:style-name="ce3"/>
          <table:table-cell table:style-name="ce5"/>
          <table:table-cell table:number-columns-repeated="1019"/>
        </table:table-row>
        <table:table-row table:style-name="ro2">
          <table:table-cell table:style-name="ce43" office:value-type="string" calcext:value-type="string" table:number-columns-spanned="2" table:number-rows-spanned="1">
            <text:p>Date :</text:p>
          </table:table-cell>
          <table:covered-table-cell table:style-name="ce46"/>
          <table:table-cell table:style-name="ce37" office:value-type="string" calcext:value-type="string">
            <text:p>JJ/MM/AAAA</text:p>
          </table:table-cell>
          <table:table-cell table:number-columns-repeated="1021"/>
        </table:table-row>
        <table:table-row table:style-name="ro2">
          <table:table-cell table:style-name="ce43" office:value-type="string" calcext:value-type="string" table:number-columns-spanned="2" table:number-rows-spanned="1">
            <text:p>Personne réalisant l’audit :</text:p>
          </table:table-cell>
          <table:covered-table-cell table:style-name="ce46"/>
          <table:table-cell table:style-name="ce37"/>
          <table:table-cell table:number-columns-repeated="1021"/>
        </table:table-row>
        <table:table-row table:style-name="ro2">
          <table:table-cell table:style-name="ce43" office:value-type="string" calcext:value-type="string" table:number-columns-spanned="2" table:number-rows-spanned="1">
            <text:p>Contexte de l’audit :</text:p>
          </table:table-cell>
          <table:covered-table-cell table:style-name="ce46"/>
          <table:table-cell table:style-name="ce37"/>
          <table:table-cell table:number-columns-repeated="1021"/>
        </table:table-row>
        <table:table-row table:style-name="ro2">
          <table:table-cell table:style-name="ce43" office:value-type="string" calcext:value-type="string" table:number-columns-spanned="2" table:number-rows-spanned="1">
            <text:p>Site audité :</text:p>
          </table:table-cell>
          <table:covered-table-cell table:style-name="ce46"/>
          <table:table-cell table:style-name="ce3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Numéro de page</text:p>
          </table:table-cell>
          <table:table-cell table:style-name="ce7" office:value-type="string" calcext:value-type="string">
            <text:p>Titre de la page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Commentaire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P01</text:p>
          </table:table-cell>
          <table:table-cell table:style-name="ce9" office:value-type="string" calcext:value-type="string">
            <text:p>Éléments transverses</text:p>
          </table:table-cell>
          <table:table-cell table:style-name="ce10" office:value-type="string" calcext:value-type="string">
            <text:p>http://www.site.fr</text:p>
          </table:table-cell>
          <table:table-cell table:style-name="ce10" office:value-type="string" calcext:value-type="string">
            <text:p>En-tête, pied de page, fil d’Ariane (à compléter selon le site)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02</text:p>
          </table:table-cell>
          <table:table-cell table:style-name="ce9" office:value-type="string" calcext:value-type="string">
            <text:p>Accueil</text:p>
          </table:table-cell>
          <table:table-cell table:style-name="ce10" office:value-type="string" calcext:value-type="string">
            <text:p>http://www.site.fr/accueil.html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8" office:value-type="string" calcext:value-type="string">
            <text:p>P03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P04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P05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P06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P07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P08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P09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P10</text:p>
          </table:table-cell>
          <table:table-cell table:style-name="ce9" table:number-columns-repeated="3"/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s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1021" table:default-cell-style-name="ce2"/>
        <table:table-row table:style-name="ro1">
          <table:table-cell table:style-name="ce1" table:formula="of:=[Règles.A1]" office:value-type="string" office:string-value="RGAA 4.1 – Grille d’audit flash (checklist) – version 1.0" calcext:value-type="string" table:number-columns-spanned="3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table-cell table:style-name="ce3"/>
          <table: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Calculs</text:p>
          </table:table-cell>
          <table:covered-table-cell table:style-name="ce3"/>
          <table:covered-table-cell table:style-name="ce4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9">
          <table:table-cell table:style-name="ce7" office:value-type="string" calcext:value-type="string">
            <text:p>Page</text:p>
          </table:table-cell>
          <table:table-cell table:style-name="ce7" office:value-type="string" calcext:value-type="string">
            <text:p>Nombre de règles avec au moins un problème détecté (Oui)</text:p>
          </table:table-cell>
          <table:table-cell table:style-name="ce7" office:value-type="string" calcext:value-type="string">
            <text:p>Nombre de règles restant à évaluer (NT)</text:p>
          </table:table-cell>
          <table:table-cell table:number-columns-repeated="1021"/>
        </table:table-row>
        <table:table-row table:style-name="ro2">
          <table:table-cell table:style-name="ce9" table:formula="of:=CONCATENATE([Échantillon.A9];&quot; - &quot;;[Échantillon.B9];&quot;&quot;)" office:value-type="string" office:string-value="P01 - Éléments transverses" calcext:value-type="string">
            <text:p>P01 - Éléments transverses</text:p>
          </table:table-cell>
          <table:table-cell table:style-name="ce9" table:formula="of:=COUNTIF([$P01.F4:$P01.F37];&quot;oui&quot;)" office:value-type="float" office:value="1" calcext:value-type="float">
            <text:p>1</text:p>
          </table:table-cell>
          <table:table-cell table:style-name="ce9" table:formula="of:=COUNTIF([$P01.F4:$P01.F37];&quot;NT&quot;)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9" table:formula="of:=CONCATENATE([Échantillon.A10];&quot; - &quot;;[Échantillon.B10];&quot;&quot;)" office:value-type="string" office:string-value="P02 - Accueil" calcext:value-type="string">
            <text:p>P02 - Accueil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9" table:formula="of:=CONCATENATE([Échantillon.A11];&quot; - &quot;;[Échantillon.B11];&quot;&quot;)" office:value-type="string" office:string-value="P03 - " calcext:value-type="string">
            <text:p>P03 - 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9" table:formula="of:=CONCATENATE([Échantillon.A12];&quot; - &quot;;[Échantillon.B12];&quot;&quot;)" office:value-type="string" office:string-value="P04 - " calcext:value-type="string">
            <text:p>P04 - 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9" table:formula="of:=CONCATENATE([Échantillon.A13];&quot; - &quot;;[Échantillon.B13];&quot;&quot;)" office:value-type="string" office:string-value="P05 - " calcext:value-type="string">
            <text:p>P05 - 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9" table:formula="of:=CONCATENATE([Échantillon.A14];&quot; - &quot;;[Échantillon.B14];&quot;&quot;)" office:value-type="string" office:string-value="P06 - " calcext:value-type="string">
            <text:p>P06 - 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9" table:formula="of:=CONCATENATE([Échantillon.A15];&quot; - &quot;;[Échantillon.B15];&quot;&quot;)" office:value-type="string" office:string-value="P07 - " calcext:value-type="string">
            <text:p>P07 - 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9" table:formula="of:=CONCATENATE([Échantillon.A16];&quot; - &quot;;[Échantillon.B16];&quot;&quot;)" office:value-type="string" office:string-value="P08 - " calcext:value-type="string">
            <text:p>P08 - 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9" table:formula="of:=CONCATENATE([Échantillon.A17];&quot; - &quot;;[Échantillon.B17];&quot;&quot;)" office:value-type="string" office:string-value="P09 - " calcext:value-type="string">
            <text:p>P09 - 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9" table:formula="of:=CONCATENATE([Échantillon.A18];&quot; - &quot;;[Échantillon.B18];&quot;&quot;)" office:value-type="string" office:string-value="P10 - " calcext:value-type="string">
            <text:p>P10 - 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49" office:value-type="string" calcext:value-type="string">
            <text:p>Totaux pour toutes les pages</text:p>
          </table:table-cell>
          <table:table-cell table:style-name="ce49" table:formula="of:=SUM([.B5:.B14])" office:value-type="float" office:value="1" calcext:value-type="float">
            <text:p>1</text:p>
          </table:table-cell>
          <table:table-cell table:style-name="ce49" table:formula="of:=SUM([.C5:.C14])" office:value-type="float" office:value="31" calcext:value-type="float">
            <text:p>3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50"/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ègles" table:style-name="ta1">
        <table:table-column table:style-name="co11" table:default-cell-style-name="ce11"/>
        <table:table-column table:style-name="co3" table:default-cell-style-name="ce13"/>
        <table:table-column table:style-name="co12" table:default-cell-style-name="ce11"/>
        <table:table-column table:style-name="co3" table:default-cell-style-name="ce13"/>
        <table:table-column table:style-name="co13" table:default-cell-style-name="ce20"/>
        <table:table-column table:style-name="co3" table:number-columns-repeated="1019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Critères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10">
          <table:table-cell table:style-name="ce7" office:value-type="string" calcext:value-type="string">
            <text:p>Thématique(s) RGAA associée(s)</text:p>
          </table:table-cell>
          <table:table-cell table:style-name="ce7" office:value-type="string" calcext:value-type="string">
            <text:p>Numéro de règle</text:p>
          </table:table-cell>
          <table:table-cell table:style-name="ce7" office:value-type="string" calcext:value-type="string">
            <text:p>Règle</text:p>
          </table:table-cell>
          <table:table-cell table:style-name="ce7" office:value-type="string" calcext:value-type="string">
            <text:p>Critères RGAA ciblés</text:p>
          </table:table-cell>
          <table:table-cell table:style-name="ce7" office:value-type="string" calcext:value-type="string">
            <text:p>Comment tester (outils)</text:p>
          </table:table-cell>
          <table:table-cell table:style-name="ce7" office:value-type="string" calcext:value-type="string">
            <text:p>Problème détecté</text:p>
          </table:table-cell>
          <table:table-cell table:style-name="ce7" office:value-type="string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9">
          <table:table-cell table:style-name="ce7" office:value-type="string" calcext:value-type="string" table:number-columns-spanned="1" table:number-rows-spanned="4">
            <text:p>Images</text:p>
          </table:table-cell>
          <table:table-cell table:style-name="ce12" office:value-type="string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-2" xlink:type="simple">1.2</text:a></text:span></text:p>
          </table:table-cell>
          <table:table-cell table:style-name="ce14" office:value-type="string" calcext:value-type="string">
            <text:p>– Web Developer Toolbar : « Display alt attributes »</text:p>
            <text:p>– Assistant RGAA</text:p>
          </table:table-cell>
          <table:table-cell table:number-columns-repeated="1019"/>
        </table:table-row>
        <table:table-row table:style-name="ro9">
          <table:covered-table-cell table:style-name="ce7"/>
          <table:table-cell table:style-name="ce12" office:value-type="string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5">(a minima &lt;img&gt; et &lt;svg&gt;)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-1" xlink:type="simple">1.1</text:a></text:span>, <text:span text:style-name="T7"><text:a xlink:href="https://www.numerique.gouv.fr/publications/rgaa-accessibilite/methode-rgaa/criteres/#crit-1-3" xlink:type="simple">1.3</text:a></text:span></text:p>
          </table:table-cell>
          <table:table-cell table:style-name="ce14" office:value-type="string" calcext:value-type="string">
            <text:p>– Web Developer Toolbar : « Display alt attributes »</text:p>
            <text:p>– Assistant RGAA</text:p>
          </table:table-cell>
          <table:table-cell table:number-columns-repeated="1019"/>
        </table:table-row>
        <table:table-row table:style-name="ro9">
          <table:covered-table-cell table:style-name="ce7"/>
          <table:table-cell table:style-name="ce12" office:value-type="string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-4" xlink:type="simple">1.4</text:a></text:span>, <text:span text:style-name="T7"><text:a xlink:href="https://www.numerique.gouv.fr/publications/rgaa-accessibilite/methode-rgaa/criteres/#crit-1-5" xlink:type="simple">1.5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5">(a minima &lt;img&gt; et &lt;svg&gt;)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-6" xlink:type="simple">1.6</text:a></text:span>, <text:span text:style-name="T7"><text:a xlink:href="https://www.numerique.gouv.fr/publications/rgaa-accessibilite/methode-rgaa/criteres/#crit-1-7" xlink:type="simple">1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9">
          <table:table-cell table:style-name="ce7" office:value-type="string" calcext:value-type="string">
            <text:p>Cadres</text:p>
          </table:table-cell>
          <table:table-cell table:style-name="ce12" office:value-type="string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2-1" xlink:type="simple">2.1</text:a></text:span>, <text:span text:style-name="T7"><text:a xlink:href="https://www.numerique.gouv.fr/publications/rgaa-accessibilite/methode-rgaa/criteres/#crit-2-2" xlink:type="simple">2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9">
          <table:table-cell table:style-name="ce7" office:value-type="string" calcext:value-type="string" table:number-columns-spanned="1" table:number-rows-spanned="2">
            <text:p>Couleurs</text:p>
          </table:table-cell>
          <table:table-cell table:style-name="ce12" office:value-type="string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3-1" xlink:type="simple">3.1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9">
          <table:covered-table-cell table:style-name="ce7"/>
          <table:table-cell table:style-name="ce12" office:value-type="string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3-2" xlink:type="simple">3.2</text:a></text:span></text:p>
          </table:table-cell>
          <table:table-cell table:style-name="ce14" office:value-type="string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number-columns-repeated="1019"/>
        </table:table-row>
        <table:table-row table:style-name="ro12">
          <table:table-cell table:style-name="ce7" office:value-type="string" calcext:value-type="string" table:number-columns-spanned="1" table:number-rows-spanned="4">
            <text:p>Multimédia</text:p>
          </table:table-cell>
          <table:table-cell table:style-name="ce12" office:value-type="string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4-1" xlink:type="simple">4.1</text:a></text:span>, <text:span text:style-name="T7"><text:a xlink:href="https://www.numerique.gouv.fr/publications/rgaa-accessibilite/methode-rgaa/criteres/#crit-4-2" xlink:type="simple">4.2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5">(Vidéo, podcast…)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4-3" xlink:type="simple">4.3</text:a></text:span>, <text:span text:style-name="T7"><text:a xlink:href="https://www.numerique.gouv.fr/publications/rgaa-accessibilite/methode-rgaa/criteres/#crit-4-4" xlink:type="simple">4.4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3">
          <table:covered-table-cell table:style-name="ce7"/>
          <table:table-cell table:style-name="ce12" office:value-type="string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4-8" xlink:type="simple">4.8</text:a></text:span>, <text:span text:style-name="T7"><text:a xlink:href="https://www.numerique.gouv.fr/publications/rgaa-accessibilite/methode-rgaa/criteres/#crit-4-9" xlink:type="simple">4.9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12" office:value-type="string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4-10" xlink:type="simple">4.10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3">
          <table:table-cell table:style-name="ce7" office:value-type="string" calcext:value-type="string">
            <text:p>Multimédia, Scripts, Présentation, Navigation</text:p>
          </table:table-cell>
          <table:table-cell table:style-name="ce12" office:value-type="string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4-11" xlink:type="simple">4.11</text:a></text:span>, <text:span text:style-name="T7"><text:a xlink:href="https://www.numerique.gouv.fr/publications/rgaa-accessibilite/methode-rgaa/criteres/#crit-4-12" xlink:type="simple">4.12</text:a></text:span>, <text:span text:style-name="T7"><text:a xlink:href="https://www.numerique.gouv.fr/publications/rgaa-accessibilite/methode-rgaa/criteres/#crit-7-3" xlink:type="simple">7.3</text:a></text:span>, <text:span text:style-name="T7"><text:a xlink:href="https://www.numerique.gouv.fr/publications/rgaa-accessibilite/methode-rgaa/criteres/#crit-10-7" xlink:type="simple">10.7</text:a></text:span>, <text:span text:style-name="T7"><text:a xlink:href="https://www.numerique.gouv.fr/publications/rgaa-accessibilite/methode-rgaa/criteres/#crit-10-14" xlink:type="simple">10.14</text:a></text:span>, <text:span text:style-name="T7"><text:a xlink:href="https://www.numerique.gouv.fr/publications/rgaa-accessibilite/methode-rgaa/criteres/#crit-12-8" xlink:type="simple">12.8</text:a></text:span>, <text:span text:style-name="T7"><text:a xlink:href="https://www.numerique.gouv.fr/publications/rgaa-accessibilite/methode-rgaa/criteres/#crit-12-9" xlink:type="simple">12.9</text:a></text:span>, <text:span text:style-name="T7"><text:a xlink:href="https://www.numerique.gouv.fr/publications/rgaa-accessibilite/methode-rgaa/criteres/#crit-12-11" xlink:type="simple">12.11</text:a></text:span></text:p>
          </table:table-cell>
          <table:table-cell table:style-name="ce14" office:value-type="string" calcext:value-type="string">
            <text:p>Touche tabulation du clavier sur Firefox</text:p>
          </table:table-cell>
          <table:table-cell table:number-columns-repeated="1019"/>
        </table:table-row>
        <table:table-row table:style-name="ro11">
          <table:table-cell table:style-name="ce7" office:value-type="string" calcext:value-type="string" table:number-columns-spanned="1" table:number-rows-spanned="2">
            <text:p>Tableaux</text:p>
          </table:table-cell>
          <table:table-cell table:style-name="ce12" office:value-type="string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6">(généralement usage de &lt;th&gt;)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5-6" xlink:type="simple">5.6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12">
          <table:covered-table-cell table:style-name="ce7"/>
          <table:table-cell table:style-name="ce12" office:value-type="string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5-7" xlink:type="simple">5.7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1" table:number-rows-spanned="2">
            <text:p>Liens</text:p>
          </table:table-cell>
          <table:table-cell table:style-name="ce12" office:value-type="string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6-1" xlink:type="simple">6.1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9">
          <table:covered-table-cell table:style-name="ce7"/>
          <table:table-cell table:style-name="ce12" office:value-type="string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6-2" xlink:type="simple">6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14">
          <table:table-cell table:style-name="ce7" office:value-type="string" calcext:value-type="string" table:number-columns-spanned="1" table:number-rows-spanned="3">
            <text:p>Éléments obligatoires</text:p>
          </table:table-cell>
          <table:table-cell table:style-name="ce12" office:value-type="string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6">– Les balises, attributs et valeurs d’attributs respectent les règles d’écriture ;</text:span></text:p>
            <text:p><text:span text:style-name="T6">– L’imbrication des balises est conforme ;</text:span></text:p>
            <text:p><text:span text:style-name="T6">– L’ouverture et la fermeture des balises sont conformes ;</text:span></text:p>
            <text:p><text:span text:style-name="T6">– Les valeurs d’attribut id sont uniques dans la page ;</text:span></text:p>
            <text:p><text:span text:style-name="T6">– Les attributs ne sont pas doublés sur un même élément.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8-1" xlink:type="simple">8.1</text:a></text:span>, <text:span text:style-name="T7"><text:a xlink:href="https://www.numerique.gouv.fr/publications/rgaa-accessibilite/methode-rgaa/criteres/#crit-8-2" xlink:type="simple">8.2</text:a></text:span></text:p>
          </table:table-cell>
          <table:table-cell table:style-name="ce14" office:value-type="string" calcext:value-type="string">
            <text:p>Validateur HTML</text:p>
          </table:table-cell>
          <table:table-cell table:number-columns-repeated="1019"/>
        </table:table-row>
        <table:table-row table:style-name="ro9">
          <table:covered-table-cell table:style-name="ce7"/>
          <table:table-cell table:style-name="ce12" office:value-type="string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8-3" xlink:type="simple">8.3</text:a></text:span>, <text:span text:style-name="T7"><text:a xlink:href="https://www.numerique.gouv.fr/publications/rgaa-accessibilite/methode-rgaa/criteres/#crit-8-4" xlink:type="simple">8.4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12" office:value-type="string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8-5" xlink:type="simple">8.5</text:a></text:span>, <text:span text:style-name="T7"><text:a xlink:href="https://www.numerique.gouv.fr/publications/rgaa-accessibilite/methode-rgaa/criteres/#crit-8-6" xlink:type="simple">8.6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12">
          <table:table-cell table:style-name="ce7" office:value-type="string" calcext:value-type="string" table:number-columns-spanned="1" table:number-rows-spanned="2">
            <text:p>Structuration</text:p>
          </table:table-cell>
          <table:table-cell table:style-name="ce12" office:value-type="string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9-1" xlink:type="simple">9.1</text:a></text:span></text:p>
          </table:table-cell>
          <table:table-cell table:style-name="ce14" office:value-type="string" calcext:value-type="string">
            <text:p>HeadingsMap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6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9-2" xlink:type="simple">9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9">
          <table:table-cell table:style-name="ce7" office:value-type="string" calcext:value-type="string" table:number-columns-spanned="1" table:number-rows-spanned="4">
            <text:p>Présentation</text:p>
          </table:table-cell>
          <table:table-cell table:style-name="ce12" office:value-type="string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0-8" xlink:type="simple">10.8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0-9" xlink:type="simple">10.9</text:a></text:span>, <text:span text:style-name="T7"><text:a xlink:href="https://www.numerique.gouv.fr/publications/rgaa-accessibilite/methode-rgaa/criteres/#crit-10-10" xlink:type="simple">10.10</text:a></text:span></text:p>
          </table:table-cell>
          <table:table-cell table:style-name="ce14" office:value-type="string" calcext:value-type="string">
            <text:p>Vérification manuelle + lecture du contenu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0-11" xlink:type="simple">10.11</text:a></text:span></text:p>
          </table:table-cell>
          <table:table-cell table:style-name="ce14" office:value-type="string" calcext:value-type="string">
            <text:p>Vue adaptative du navigateur - Comparaison entre 2 onglets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0-12" xlink:type="simple">10.12</text:a></text:span></text:p>
          </table:table-cell>
          <table:table-cell table:style-name="ce14" office:value-type="string" calcext:value-type="string">
            <text:p>Stylus (avec feuille de style pour tester l'espacement des caractères)</text:p>
          </table:table-cell>
          <table:table-cell table:number-columns-repeated="1019"/>
        </table:table-row>
        <table:table-row table:style-name="ro12">
          <table:table-cell table:style-name="ce7" office:value-type="string" calcext:value-type="string" table:number-columns-spanned="1" table:number-rows-spanned="5">
            <text:p>Formulaires</text:p>
          </table:table-cell>
          <table:table-cell table:style-name="ce12" office:value-type="string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6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1-1" xlink:type="simple">11.1</text:a></text:span>, <text:span text:style-name="T7"><text:a xlink:href="https://www.numerique.gouv.fr/publications/rgaa-accessibilite/methode-rgaa/criteres/#crit-11-2" xlink:type="simple">11.2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9">
          <table:covered-table-cell table:style-name="ce7"/>
          <table:table-cell table:style-name="ce12" office:value-type="string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1-4" xlink:type="simple">11.4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1-5" xlink:type="simple">11.5</text:a></text:span>, <text:span text:style-name="T7"><text:a xlink:href="https://www.numerique.gouv.fr/publications/rgaa-accessibilite/methode-rgaa/criteres/#crit-11-6" xlink:type="simple">11.6</text:a></text:span>, <text:span text:style-name="T7"><text:a xlink:href="https://www.numerique.gouv.fr/publications/rgaa-accessibilite/methode-rgaa/criteres/#crit-11-7" xlink:type="simple">11.7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12" office:value-type="string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1-9" xlink:type="simple">11.9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5">
          <table:covered-table-cell table:style-name="ce7"/>
          <table:table-cell table:style-name="ce12" office:value-type="string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6">– Champs obligatoires indiqués</text:span></text:p>
            <text:p><text:span text:style-name="T6">– Messages d’erreur pour l’absence de saisie d’un champ obligatoire</text:span></text:p>
            <text:p><text:span text:style-name="T6">– Instructions et indications du type de données et/ou de format obligatoires visible et hors placeholder</text:span></text:p>
            <text:p><text:span text:style-name="T6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1-10" xlink:type="simple">11.10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9">
          <table:table-cell table:style-name="ce7" office:value-type="string" calcext:value-type="string">
            <text:p>Navigation</text:p>
          </table:table-cell>
          <table:table-cell table:style-name="ce12" office:value-type="string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2-7" xlink:type="simple">12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2">
          <table:table-cell table:style-name="ce7" office:value-type="string" calcext:value-type="string" table:number-columns-spanned="1" table:number-rows-spanned="3">
            <text:p>Consultation</text:p>
          </table:table-cell>
          <table:table-cell table:style-name="ce12" office:value-type="string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6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3-1" xlink:type="simple">13.1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6">
          <table:covered-table-cell table:style-name="ce7"/>
          <table:table-cell table:style-name="ce12" office:value-type="string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6">(image, multimédia, script, CSS)</text:span></text:p>
            <text:p><text:span text:style-name="T6">– La fréquence de l’effet est inférieure à 3 par seconde ;</text:span></text:p>
            <text:p><text:span text:style-name="T6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3-7" xlink:type="simple">13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7">
          <table:covered-table-cell table:style-name="ce7"/>
          <table:table-cell table:style-name="ce12" office:value-type="string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6">– La durée du mouvement est inférieure ou égale à 5 secondes ;</text:span></text:p>
            <text:p><text:span text:style-name="T6">– ou L’utilisateur peut arrêter et relancer le mouvement ;</text:span></text:p>
            <text:p><text:span text:style-name="T5">– ou </text:span><text:span text:style-name="T6">L’utilisateur peut afficher et masquer le contenu en mouvement ;</text:span></text:p>
            <text:p><text:span text:style-name="T5">– ou </text:span><text:span text:style-name="T6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3-8" xlink:type="simple">13.8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Nombre de règles</text:p>
          </table:table-cell>
          <table:table-cell table:style-name="ce18" table:formula="of:=SUBTOTAL(103;[.D4:.D37])" office:value-type="float" office:value="34" calcext:value-type="float">
            <text:p>34</text:p>
          </table:table-cell>
          <table:table-cell table:style-name="ce19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01" table:style-name="ta1">
        <table:table-column table:style-name="co14" table:default-cell-style-name="ce23"/>
        <table:table-column table:style-name="co3" table:default-cell-style-name="ce23"/>
        <table:table-column table:style-name="co12" table:default-cell-style-name="ce24"/>
        <table:table-column table:style-name="co3" table:default-cell-style-name="ce23"/>
        <table:table-column table:style-name="co13" table:default-cell-style-name="ce26"/>
        <table:table-column table:style-name="co15" table:default-cell-style-name="ce2"/>
        <table:table-column table:style-name="co16" table:default-cell-style-name="ce2"/>
        <table:table-column table:style-name="co3" table:number-columns-repeated="1017" table:default-cell-style-name="ce2"/>
        <table:table-row table:style-name="ro1">
          <table:table-cell table:style-name="ce21" table:formula="of:=[Règles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8">
          <table:table-cell table:style-name="ce22" table:formula="of:=CONCATENATE([Échantillon.A9];&quot; - &quot;;[Échantillon.B9];&quot; : &quot;;[Échantillon.C9])" office:value-type="string" office:string-value="P01 - Éléments transverses : http://www.site.fr" calcext:value-type="string" table:number-columns-spanned="7" table:number-rows-spanned="1">
            <text:p>P01 - Éléments transverses : http://www.site.fr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9">
          <table:table-cell table:style-name="ce7" table:formula="of:=[Règles.A3]" office:value-type="string" office:string-value="Thématique(s) RGAA associée(s)" calcext:value-type="string">
            <text:p>Thématique(s) RGAA associée(s)</text:p>
          </table:table-cell>
          <table:table-cell table:style-name="ce7" table:formula="of:=[Règles.B3]" office:value-type="string" office:string-value="Numéro de règle" calcext:value-type="string">
            <text:p>Numéro de règle</text:p>
          </table:table-cell>
          <table:table-cell table:style-name="ce7" table:formula="of:=[Règles.C3]" office:value-type="string" office:string-value="Règle" calcext:value-type="string">
            <text:p>Règle</text:p>
          </table:table-cell>
          <table:table-cell table:style-name="ce7" table:formula="of:=[Règles.D3]" office:value-type="string" office:string-value="Critères RGAA ciblés" calcext:value-type="string">
            <text:p>Critères RGAA ciblés</text:p>
          </table:table-cell>
          <table:table-cell table:style-name="ce7" table:formula="of:=[Règles.E3]" office:value-type="string" office:string-value="Comment tester (outils)" calcext:value-type="string">
            <text:p>Comment tester (outils)</text:p>
          </table:table-cell>
          <table:table-cell table:style-name="ce7" table:formula="of:=[Règles.F3]" office:value-type="string" office:string-value="Problème détecté" calcext:value-type="string">
            <text:p>Problème détecté</text:p>
          </table:table-cell>
          <table:table-cell table:style-name="ce7" table:formula="of:=[Règles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9">
          <table:table-cell table:style-name="ce7" table:formula="of:=[Règles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Règles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4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-2" xlink:type="simple">1.2</text:a></text:span></text:p>
          </table:table-cell>
          <table:table-cell table:style-name="ce25" table:formula="of:=[Règles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covered-table-cell table:style-name="ce7"/>
          <table:table-cell table:style-name="ce8" table:formula="of:=[Règles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4">Chaque image porteuse d’information a-t-elle une alternative textuelle ? Et est-elle pertinente ?</text:span></text:p>
            <text:p><text:span text:style-name="T5">(a minima &lt;img&gt; et &lt;svg&gt;)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-1" xlink:type="simple">1.1</text:a></text:span>, <text:span text:style-name="T7"><text:a xlink:href="https://www.numerique.gouv.fr/publications/rgaa-accessibilite/methode-rgaa/criteres/#crit-1-3" xlink:type="simple">1.3</text:a></text:span></text:p>
          </table:table-cell>
          <table:table-cell table:style-name="ce25" table:formula="of:=[Règles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covered-table-cell table:style-name="ce7"/>
          <table:table-cell table:style-name="ce8" table:formula="of:=[Règles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4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-4" xlink:type="simple">1.4</text:a></text:span>, <text:span text:style-name="T7"><text:a xlink:href="https://www.numerique.gouv.fr/publications/rgaa-accessibilite/methode-rgaa/criteres/#crit-1-5" xlink:type="simple">1.5</text:a></text:span></text:p>
          </table:table-cell>
          <table:table-cell table:style-name="ce25" table:formula="of:=[Règles.E6]" office:value-type="string" office:string-value="Vérification manuelle" calcext:value-type="string">
            <text:p>Vérification manuelle</text:p>
          </table:table-cell>
          <table:table-cell table:style-name="ce56" table:content-validation-name="val1" office:value-type="string" calcext:value-type="string">
            <text:p>NA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Règles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4">Chaque image porteuse d’information a-t-elle, si nécessaire, une description détaillée ? Est-elle pertinente ?</text:span></text:p>
            <text:p><text:span text:style-name="T5">(a minima &lt;img&gt; et &lt;svg&gt;)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-6" xlink:type="simple">1.6</text:a></text:span>, <text:span text:style-name="T7"><text:a xlink:href="https://www.numerique.gouv.fr/publications/rgaa-accessibilite/methode-rgaa/criteres/#crit-1-7" xlink:type="simple">1.7</text:a></text:span></text:p>
          </table:table-cell>
          <table:table-cell table:style-name="ce25" table:formula="of:=[Règles.E7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Oui</text:p>
          </table:table-cell>
          <table:table-cell table:style-name="ce9"/>
          <table:table-cell table:number-columns-repeated="1017"/>
        </table:table-row>
        <table:table-row table:style-name="ro9">
          <table:table-cell table:style-name="ce7" table:formula="of:=[Règles.A8]" office:value-type="string" office:string-value="Cadres" calcext:value-type="string">
            <text:p>Cadres</text:p>
          </table:table-cell>
          <table:table-cell table:style-name="ce8" table:formula="of:=[Règles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4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2-1" xlink:type="simple">2.1</text:a></text:span>, <text:span text:style-name="T7"><text:a xlink:href="https://www.numerique.gouv.fr/publications/rgaa-accessibilite/methode-rgaa/criteres/#crit-2-2" xlink:type="simple">2.2</text:a></text:span></text:p>
          </table:table-cell>
          <table:table-cell table:style-name="ce25" table:formula="of:=[Règles.E8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on</text:p>
          </table:table-cell>
          <table:table-cell table:style-name="ce9"/>
          <table:table-cell table:number-columns-repeated="1017"/>
        </table:table-row>
        <table:table-row table:style-name="ro9">
          <table:table-cell table:style-name="ce7" table:formula="of:=[Règles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Règles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3-1" xlink:type="simple">3.1</text:a></text:span></text:p>
          </table:table-cell>
          <table:table-cell table:style-name="ce25" table:formula="of:=[Règles.E9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covered-table-cell table:style-name="ce7"/>
          <table:table-cell table:style-name="ce8" table:formula="of:=[Règles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3-2" xlink:type="simple">3.2</text:a></text:span></text:p>
          </table:table-cell>
          <table:table-cell table:style-name="ce25" table:formula="of:=[Règles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ce7" table:formula="of:=[Règles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Règles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4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4-1" xlink:type="simple">4.1</text:a></text:span>, <text:span text:style-name="T7"><text:a xlink:href="https://www.numerique.gouv.fr/publications/rgaa-accessibilite/methode-rgaa/criteres/#crit-4-2" xlink:type="simple">4.2</text:a></text:span></text:p>
          </table:table-cell>
          <table:table-cell table:style-name="ce25" table:formula="of:=[Règles.E11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Règles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4">Chaque média temporel synchronisé pré-enregistré a-t-il, si nécessaire, des sous-titres synchronisés (hors cas particuliers) ? Sont-ils pertinents ?</text:span></text:p>
            <text:p><text:span text:style-name="T5">(Vidéo, podcast…)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4-3" xlink:type="simple">4.3</text:a></text:span>, <text:span text:style-name="T7"><text:a xlink:href="https://www.numerique.gouv.fr/publications/rgaa-accessibilite/methode-rgaa/criteres/#crit-4-4" xlink:type="simple">4.4</text:a></text:span></text:p>
          </table:table-cell>
          <table:table-cell table:style-name="ce25" table:formula="of:=[Règles.E12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ce7"/>
          <table:table-cell table:style-name="ce8" table:formula="of:=[Règles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4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4-8" xlink:type="simple">4.8</text:a></text:span>, <text:span text:style-name="T7"><text:a xlink:href="https://www.numerique.gouv.fr/publications/rgaa-accessibilite/methode-rgaa/criteres/#crit-4-9" xlink:type="simple">4.9</text:a></text:span></text:p>
          </table:table-cell>
          <table:table-cell table:style-name="ce25" table:formula="of:=[Règles.E13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7"/>
          <table:table-cell table:style-name="ce8" table:formula="of:=[Règles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4-10" xlink:type="simple">4.10</text:a></text:span></text:p>
          </table:table-cell>
          <table:table-cell table:style-name="ce25" table:formula="of:=[Règles.E14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table-cell table:style-name="ce7" table:formula="of:=[Règles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Règles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4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4-11" xlink:type="simple">4.11</text:a></text:span>, <text:span text:style-name="T7"><text:a xlink:href="https://www.numerique.gouv.fr/publications/rgaa-accessibilite/methode-rgaa/criteres/#crit-4-12" xlink:type="simple">4.12</text:a></text:span>, <text:span text:style-name="T7"><text:a xlink:href="https://www.numerique.gouv.fr/publications/rgaa-accessibilite/methode-rgaa/criteres/#crit-7-3" xlink:type="simple">7.3</text:a></text:span>, <text:span text:style-name="T7"><text:a xlink:href="https://www.numerique.gouv.fr/publications/rgaa-accessibilite/methode-rgaa/criteres/#crit-10-7" xlink:type="simple">10.7</text:a></text:span>, <text:span text:style-name="T7"><text:a xlink:href="https://www.numerique.gouv.fr/publications/rgaa-accessibilite/methode-rgaa/criteres/#crit-10-14" xlink:type="simple">10.14</text:a></text:span>, <text:span text:style-name="T7"><text:a xlink:href="https://www.numerique.gouv.fr/publications/rgaa-accessibilite/methode-rgaa/criteres/#crit-12-8" xlink:type="simple">12.8</text:a></text:span>, <text:span text:style-name="T7"><text:a xlink:href="https://www.numerique.gouv.fr/publications/rgaa-accessibilite/methode-rgaa/criteres/#crit-12-9" xlink:type="simple">12.9</text:a></text:span>, <text:span text:style-name="T7"><text:a xlink:href="https://www.numerique.gouv.fr/publications/rgaa-accessibilite/methode-rgaa/criteres/#crit-12-11" xlink:type="simple">12.11</text:a></text:span></text:p>
          </table:table-cell>
          <table:table-cell table:style-name="ce25" table:formula="of:=[Règles.E15]" office:value-type="string" office:string-value="Touche tabulation du clavier sur Firefox" calcext:value-type="string">
            <text:p>Touche tabulation du clavier sur Firefox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ce7" table:formula="of:=[Règles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Règles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4">Pour chaque tableau de données, chaque en-tête de colonnes et chaque en-tête de lignes sont-ils correctement déclarés ?</text:span></text:p>
            <text:p><text:span text:style-name="T6">(généralement usage de &lt;th&gt;)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5-6" xlink:type="simple">5.6</text:a></text:span></text:p>
          </table:table-cell>
          <table:table-cell table:style-name="ce25" table:formula="of:=[Règles.E16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ce7"/>
          <table:table-cell table:style-name="ce8" table:formula="of:=[Règles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4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5-7" xlink:type="simple">5.7</text:a></text:span></text:p>
          </table:table-cell>
          <table:table-cell table:style-name="ce25" table:formula="of:=[Règles.E17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7" table:formula="of:=[Règles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Règles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6-1" xlink:type="simple">6.1</text:a></text:span></text:p>
          </table:table-cell>
          <table:table-cell table:style-name="ce25" table:formula="of:=[Règles.E18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covered-table-cell table:style-name="ce7"/>
          <table:table-cell table:style-name="ce8" table:formula="of:=[Règles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4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6-2" xlink:type="simple">6.2</text:a></text:span></text:p>
          </table:table-cell>
          <table:table-cell table:style-name="ce25" table:formula="of:=[Règles.E19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4">
          <table:table-cell table:style-name="ce7" table:formula="of:=[Règles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Règles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6">– Les balises, attributs et valeurs d’attributs respectent les règles d’écriture ;</text:span></text:p>
            <text:p><text:span text:style-name="T6">– L’imbrication des balises est conforme ;</text:span></text:p>
            <text:p><text:span text:style-name="T6">– L’ouverture et la fermeture des balises sont conformes ;</text:span></text:p>
            <text:p><text:span text:style-name="T6">– Les valeurs d’attribut id sont uniques dans la page ;</text:span></text:p>
            <text:p><text:span text:style-name="T6">– Les attributs ne sont pas doublés sur un même élément.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8-1" xlink:type="simple">8.1</text:a></text:span>, <text:span text:style-name="T7"><text:a xlink:href="https://www.numerique.gouv.fr/publications/rgaa-accessibilite/methode-rgaa/criteres/#crit-8-2" xlink:type="simple">8.2</text:a></text:span></text:p>
          </table:table-cell>
          <table:table-cell table:style-name="ce25" table:formula="of:=[Règles.E20]" office:value-type="string" office:string-value="Validateur HTML" calcext:value-type="string">
            <text:p>Validateur HTML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covered-table-cell table:style-name="ce7"/>
          <table:table-cell table:style-name="ce8" table:formula="of:=[Règles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4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8-3" xlink:type="simple">8.3</text:a></text:span>, <text:span text:style-name="T7"><text:a xlink:href="https://www.numerique.gouv.fr/publications/rgaa-accessibilite/methode-rgaa/criteres/#crit-8-4" xlink:type="simple">8.4</text:a></text:span></text:p>
          </table:table-cell>
          <table:table-cell table:style-name="ce25" table:formula="of:=[Règles.E21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7"/>
          <table:table-cell table:style-name="ce8" table:formula="of:=[Règles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8-5" xlink:type="simple">8.5</text:a></text:span>, <text:span text:style-name="T7"><text:a xlink:href="https://www.numerique.gouv.fr/publications/rgaa-accessibilite/methode-rgaa/criteres/#crit-8-6" xlink:type="simple">8.6</text:a></text:span></text:p>
          </table:table-cell>
          <table:table-cell table:style-name="ce25" table:formula="of:=[Règles.E22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ce7" table:formula="of:=[Règles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Règles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4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9-1" xlink:type="simple">9.1</text:a></text:span></text:p>
          </table:table-cell>
          <table:table-cell table:style-name="ce25" table:formula="of:=[Règles.E23]" office:value-type="string" office:string-value="HeadingsMap" calcext:value-type="string">
            <text:p>HeadingsMap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Règles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6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9-2" xlink:type="simple">9.2</text:a></text:span></text:p>
          </table:table-cell>
          <table:table-cell table:style-name="ce25" table:formula="of:=[Règles.E24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table-cell table:style-name="ce7" table:formula="of:=[Règles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Règles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0-8" xlink:type="simple">10.8</text:a></text:span></text:p>
          </table:table-cell>
          <table:table-cell table:style-name="ce25" table:formula="of:=[Règles.E25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Règles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0-9" xlink:type="simple">10.9</text:a></text:span>, <text:span text:style-name="T7"><text:a xlink:href="https://www.numerique.gouv.fr/publications/rgaa-accessibilite/methode-rgaa/criteres/#crit-10-10" xlink:type="simple">10.10</text:a></text:span></text:p>
          </table:table-cell>
          <table:table-cell table:style-name="ce25" table:formula="of:=[Règles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Règles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0-11" xlink:type="simple">10.11</text:a></text:span></text:p>
          </table:table-cell>
          <table:table-cell table:style-name="ce25" table:formula="of:=[Règles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Règles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0-12" xlink:type="simple">10.12</text:a></text:span></text:p>
          </table:table-cell>
          <table:table-cell table:style-name="ce25" table:formula="of:=[Règles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ce7" table:formula="of:=[Règles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Règles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6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1-1" xlink:type="simple">11.1</text:a></text:span>, <text:span text:style-name="T7"><text:a xlink:href="https://www.numerique.gouv.fr/publications/rgaa-accessibilite/methode-rgaa/criteres/#crit-11-2" xlink:type="simple">11.2</text:a></text:span></text:p>
          </table:table-cell>
          <table:table-cell table:style-name="ce25" table:formula="of:=[Règles.E29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covered-table-cell table:style-name="ce7"/>
          <table:table-cell table:style-name="ce8" table:formula="of:=[Règles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1-4" xlink:type="simple">11.4</text:a></text:span></text:p>
          </table:table-cell>
          <table:table-cell table:style-name="ce25" table:formula="of:=[Règles.E30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Règles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7"><text:a xlink:href="https://www.numerique.gouv.fr/publications/rgaa-accessibilite/methode-rgaa/criteres/#crit-11-5" xlink:type="simple">11.5</text:a></text:span>, <text:span text:style-name="T7"><text:a xlink:href="https://www.numerique.gouv.fr/publications/rgaa-accessibilite/methode-rgaa/criteres/#crit-11-6" xlink:type="simple">11.6</text:a></text:span>, <text:span text:style-name="T7"><text:a xlink:href="https://www.numerique.gouv.fr/publications/rgaa-accessibilite/methode-rgaa/criteres/#crit-11-7" xlink:type="simple">11.7</text:a></text:span></text:p>
          </table:table-cell>
          <table:table-cell table:style-name="ce25" table:formula="of:=[Règles.E31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7"/>
          <table:table-cell table:style-name="ce8" table:formula="of:=[Règles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1-9" xlink:type="simple">11.9</text:a></text:span></text:p>
          </table:table-cell>
          <table:table-cell table:style-name="ce25" table:formula="of:=[Règles.E32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5">
          <table:covered-table-cell table:style-name="ce7"/>
          <table:table-cell table:style-name="ce8" table:formula="of:=[Règles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6">– Champs obligatoires indiqués</text:span></text:p>
            <text:p><text:span text:style-name="T6">– Messages d’erreur pour l’absence de saisie d’un champ obligatoire</text:span></text:p>
            <text:p><text:span text:style-name="T6">– Instructions et indications du type de données et/ou de format obligatoires visible et hors placeholder</text:span></text:p>
            <text:p><text:span text:style-name="T6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1-10" xlink:type="simple">11.10</text:a></text:span></text:p>
          </table:table-cell>
          <table:table-cell table:style-name="ce25" table:formula="of:=[Règles.E33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table-cell table:style-name="ce7" table:formula="of:=[Règles.A34]" office:value-type="string" office:string-value="Navigation" calcext:value-type="string">
            <text:p>Navigation</text:p>
          </table:table-cell>
          <table:table-cell table:style-name="ce8" table:formula="of:=[Règles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2-7" xlink:type="simple">12.7</text:a></text:span></text:p>
          </table:table-cell>
          <table:table-cell table:style-name="ce25" table:formula="of:=[Règles.E34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table-cell table:style-name="ce7" table:formula="of:=[Règles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Règles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6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3-1" xlink:type="simple">13.1</text:a></text:span></text:p>
          </table:table-cell>
          <table:table-cell table:style-name="ce25" table:formula="of:=[Règles.E35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6">
          <table:covered-table-cell table:style-name="ce7"/>
          <table:table-cell table:style-name="ce8" table:formula="of:=[Règles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6">(image, multimédia, script, CSS)</text:span></text:p>
            <text:p><text:span text:style-name="T6">– La fréquence de l’effet est inférieure à 3 par seconde ;</text:span></text:p>
            <text:p><text:span text:style-name="T6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3-7" xlink:type="simple">13.7</text:a></text:span></text:p>
          </table:table-cell>
          <table:table-cell table:style-name="ce25" table:formula="of:=[Règles.E36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7">
          <table:covered-table-cell table:style-name="ce7"/>
          <table:table-cell table:style-name="ce8" table:formula="of:=[Règles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6">– La durée du mouvement est inférieure ou égale à 5 secondes ;</text:span></text:p>
            <text:p><text:span text:style-name="T6">– ou L’utilisateur peut arrêter et relancer le mouvement ;</text:span></text:p>
            <text:p><text:span text:style-name="T5">– ou </text:span><text:span text:style-name="T6">L’utilisateur peut afficher et masquer le contenu en mouvement ;</text:span></text:p>
            <text:p><text:span text:style-name="T5">– ou </text:span><text:span text:style-name="T6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7"><text:a xlink:href="https://www.numerique.gouv.fr/publications/rgaa-accessibilite/methode-rgaa/criteres/#crit-13-8" xlink:type="simple">13.8</text:a></text:span></text:p>
          </table:table-cell>
          <table:table-cell table:style-name="ce25" table:formula="of:=[Règles.E37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01.F4:P01.F37">
            <calcext:condition calcext:apply-style-name="Statut - Oui (problème détecté)" calcext:value="=&quot;Oui&quot;" calcext:base-cell-address="P01.F4"/>
            <calcext:condition calcext:apply-style-name="Statut - Non (problème non détecté)" calcext:value="=&quot;Non&quot;" calcext:base-cell-address="P01.F4"/>
            <calcext:condition calcext:apply-style-name="Statut - NA" calcext:value="=&quot;NA&quot;" calcext:base-cell-address="P01.F4"/>
            <calcext:condition calcext:apply-style-name="Statut - NT" calcext:value="=&quot;NT&quot;" calcext:base-cell-address="P0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0" number:min-decimal-places="0" number:min-integer-digits="1"/>
      <number:text> %</number:text>
    </number:number-style>
    <number:number-style style:name="N145">
      <number:text>+ </number:text>
      <number:number number:decimal-places="0" number:min-decimal-places="0" number:min-integer-digits="1"/>
      <number:text> tests AAA</number:text>
    </number:number-style>
    <number:percentage-style style:name="N146">
      <number:number number:decimal-places="0" number:min-decimal-places="0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atut_20_-_20_Non_20__28_problème_20_non_20_détecté_29_" style:display-name="Statut - Non (problème non détecté)" style:family="table-cell" style:parent-style-name="Default" style:data-style-name="N100">
      <style:table-cell-properties fo:background-color="#1e6a3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Oui_20__28_problème_20_détecté_29_" style:display-name="Statut - Oui (problème détecté)" style:family="table-cell" style:parent-style-name="Default" style:data-style-name="N100">
      <style:table-cell-properties fo:background-color="#c9211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NT" style:display-name="Statut - NT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NA" style:display-name="Statut - NA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666666" style:font-name="Liberation Sans" fo:font-family="'Liberation Sans'" style:font-family-generic="swiss" style:font-pitch="variable" fo:font-size="10pt" fo:font-weight="bold" style:font-size-asian="10pt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9:23:28.8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2:27:34.127000000</dc:date>
    <meta:editing-duration>P1DT1H31M22S</meta:editing-duration>
    <meta:editing-cycles>80</meta:editing-cycles>
    <meta:generator>LibreOffice/7.2.4.1$Windows_X86_64 LibreOffice_project/27d75539669ac387bb498e35313b970b7fe9c4f9</meta:generator>
    <meta:document-statistic meta:table-count="6" meta:cell-count="418" meta:object-count="0"/>
  </office:meta>
</office:document-meta>
</file>